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97a8" officeooo:paragraph-rsid="000e97a8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e97a8" officeooo:paragraph-rsid="000e97a8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10c193" officeooo:paragraph-rsid="0010c193"/>
    </style:style>
    <style:style style:name="P4" style:family="paragraph" style:parent-style-name="Standard">
      <style:text-properties style:text-position="super 58%" style:font-name="Liberation Serif1" officeooo:rsid="0010c193" officeooo:paragraph-rsid="0010c193"/>
    </style:style>
    <style:style style:name="P5" style:family="paragraph" style:parent-style-name="Standard">
      <style:text-properties style:font-name="Liberation Serif1" officeooo:rsid="000f0eb1" officeooo:paragraph-rsid="000f0eb1"/>
    </style:style>
    <style:style style:name="P6" style:family="paragraph" style:parent-style-name="Standard">
      <style:text-properties style:font-name="Liberation Serif1" officeooo:rsid="0010c193" officeooo:paragraph-rsid="0010c193"/>
    </style:style>
    <style:style style:name="P7" style:family="paragraph" style:parent-style-name="Standard" style:list-style-name="L1">
      <style:text-properties officeooo:rsid="000e97a8" officeooo:paragraph-rsid="000e97a8"/>
    </style:style>
    <style:style style:name="P8" style:family="paragraph" style:parent-style-name="Standard">
      <style:text-properties style:font-name="Liberation Serif1" officeooo:rsid="0012c04e" officeooo:paragraph-rsid="0012c04e"/>
    </style:style>
    <style:style style:name="P9" style:family="paragraph" style:parent-style-name="Standard">
      <style:text-properties style:font-name="Liberation Serif1" officeooo:rsid="0013dbb3" officeooo:paragraph-rsid="0013dbb3"/>
    </style:style>
    <style:style style:name="P10" style:family="paragraph" style:parent-style-name="Standard">
      <style:text-properties style:font-name="Liberation Serif1" officeooo:rsid="0010c193" officeooo:paragraph-rsid="0010c193"/>
    </style:style>
    <style:style style:name="P11" style:family="paragraph" style:parent-style-name="Standard">
      <style:text-properties style:font-name="Liberation Serif1" officeooo:rsid="001498db" officeooo:paragraph-rsid="001498db"/>
    </style:style>
    <style:style style:name="P12" style:family="paragraph" style:parent-style-name="Standard">
      <style:text-properties style:font-name="Liberation Serif1" officeooo:rsid="0014de8f" officeooo:paragraph-rsid="0014de8f"/>
    </style:style>
    <style:style style:name="P13" style:family="paragraph" style:parent-style-name="Standard">
      <style:text-properties officeooo:rsid="00182f7d" officeooo:paragraph-rsid="00182f7d"/>
    </style:style>
    <style:style style:name="P14" style:family="paragraph" style:parent-style-name="Standard">
      <style:text-properties officeooo:rsid="0018c96c" officeooo:paragraph-rsid="0018c96c"/>
    </style:style>
    <style:style style:name="T1" style:family="text">
      <style:text-properties style:font-name="Liberation Sans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f0eb1"/>
    </style:style>
    <style:style style:name="T4" style:family="text">
      <style:text-properties style:font-name="Liberation Serif1" style:text-underline-style="none" fo:font-weight="bold" style:font-weight-asian="bold" style:font-weight-complex="bold"/>
    </style:style>
    <style:style style:name="T5" style:family="text">
      <style:text-properties style:font-name="Liberation Serif" style:text-underline-style="none" fo:font-weight="bold" style:font-weight-asian="bold" style:font-weight-complex="bold"/>
    </style:style>
    <style:style style:name="T6" style:family="text">
      <style:text-properties style:text-position="super 58%" style:font-name="Liberation Serif1" style:text-underline-style="none"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12c04e"/>
    </style:style>
    <style:style style:name="T10" style:family="text">
      <style:text-properties officeooo:rsid="001358a5"/>
    </style:style>
    <style:style style:name="T11" style:family="text">
      <style:text-properties officeooo:rsid="00147474"/>
    </style:style>
    <style:style style:name="T12" style:family="text">
      <style:text-properties officeooo:rsid="001671cf"/>
    </style:style>
    <style:style style:name="T13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té 7 : Loi de Wien</text:p>
      <text:p text:style-name="P2">TP Python</text:p>
      <text:p text:style-name="P1"/>
      <text:p text:style-name="P1"/>
      <text:list xml:id="list1007149376" text:style-name="L1">
        <text:list-item>
          <text:p text:style-name="P7">Télécharger le code python (loi_wien.py) sur Pronote (cahier de textes → Ressources pédagogiques → Enseignement scientifique PC)</text:p>
        </text:list-item>
        <text:list-item>
          <text:p text:style-name="P7">Lancer <text:span text:style-name="T9">PyCharm</text:span></text:p>
        </text:list-item>
        <text:list-item>
          <text:p text:style-name="P7">Fichier → Ouvrir → loi_wien.py</text:p>
        </text:list-item>
      </text:list>
      <text:p text:style-name="P1"/>
      <text:p text:style-name="P3">On rappelle que la surface d’une sphère de rayon R est donnée par<text:span text:style-name="T7"> </text:span><text:span text:style-name="T8">S = 4</text:span><text:span text:style-name="T5">π</text:span><text:span text:style-name="T4">R</text:span><text:span text:style-name="T6">2</text:span></text:p>
      <text:p text:style-name="P4"/>
      <text:p text:style-name="P1">1) En cliquant sur le lien :</text:p>
      <text:p text:style-name="P1"><text:a xlink:type="simple" xlink:href="https://media4.obspm.fr/public/ressources_lu/pages_corps-noir/spectre-corps-noir-simuler.html" text:style-name="Internet_20_link" text:visited-style-name="Visited_20_Internet_20_Link">https://media4.obspm.fr/public/ressources_lu/pages_corps-noir/spectre-corps-noir-simuler.html</text:a></text:p>
      <text:p text:style-name="P1">Compléter la ligne 11 du programme python.</text:p>
      <text:p text:style-name="P1"/>
      <text:p text:style-name="P1">2) Compléter les légendes des axes x et y (ligne 17 et 18)</text:p>
      <text:p text:style-name="P1"/>
      <text:p text:style-name="P1">3) Exécuter le programme et relever la valeur du coefficient directeur qui s’affiche, compléter alors la ligne 33 du code.</text:p>
      <text:p text:style-name="P1"/>
      <text:p text:style-name="P1">4) Le maximum d’émission du soleil est obtenu pour <text:span text:style-name="T1">λ</text:span><text:span text:style-name="T2"> = 480 nm, </text:span><text:span text:style-name="T3">lire graphiquement la température de surface du Soleil.</text:span></text:p>
      <text:p text:style-name="P8">1/0,000166 = 6020<text:span text:style-name="T10">K</text:span></text:p>
      <text:p text:style-name="P5"/>
      <text:p text:style-name="P5"/>
      <text:p text:style-name="P5">5) Que vaut cette température en °C (on rappelle que T(K) = T(°C) – 273) ?</text:p>
      <text:p text:style-name="P9">6020K+273=6293</text:p>
      <text:p text:style-name="P6"/>
      <text:p text:style-name="P6"/>
      <text:p text:style-name="P6"/>
      <text:p text:style-name="P6">6) En cherchant sur internet, compléter la puissance totale émise par le soleil en W (ligne 52).</text:p>
      <text:p text:style-name="Standard">38651e22</text:p>
      <text:p text:style-name="Standard"/>
      <text:p text:style-name="P6"/>
      <text:p text:style-name="P6">7) Expliquer quel calcul est fait à la ligne 57.</text:p>
      <text:p text:style-name="P11">On calcule la puissance surfacique en fonction de la distance k au soleil</text:p>
      <text:p text:style-name="P6"/>
      <text:p text:style-name="P6"/>
      <text:p text:style-name="P6">8) En cherchant la distance Terre-Soleil et Mars-Soleil, lire graphiquement les puissances surfaciques reçues par ces 2 planètes.</text:p>
      <text:p text:style-name="P12"><text:span text:style-name="T12">Terre :</text:span><draw:frame draw:style-name="fr1" draw:name="Objet1" text:anchor-type="as-char" svg:y="-0.437cm" svg:width="3.059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M<text:span text:style-name="T12">ars : </text:span><text:span text:style-name="T12"><draw:frame draw:style-name="fr1" draw:name="Objet2" text:anchor-type="as-char" svg:y="-0.437cm" svg:width="3.055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6"/>
      <text:p text:style-name="P6"/>
      <text:p text:style-name="P6"><text:span text:style-name="T11">9</text:span>) Le rayon de la Terre vaut 6375km, en déduire la puissance totale reçue par le globe terrestre.</text:p>
      <text:p text:style-name="P1"/>
      <text:p text:style-name="P13"><draw:frame draw:style-name="fr1" draw:name="Objet3" text:anchor-type="as-char" svg:y="-0.437cm" svg:width="4.747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4"><text:span text:style-name="T13"><draw:frame draw:style-name="fr1" draw:name="Objet4" text:anchor-type="as-char" svg:y="-0.437cm" svg:width="4.306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4"><text:span text:style-name="T13"><draw:frame draw:style-name="fr1" draw:name="Objet5" text:anchor-type="as-char" svg:y="-0.619cm" svg:width="6.565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8T14:11:39.330000000</meta:creation-date>
    <dc:date>2022-12-01T14:55:53.734000000</dc:date>
    <meta:editing-duration>PT57M25S</meta:editing-duration>
    <meta:editing-cycles>13</meta:editing-cycles>
    <meta:generator>LibreOffice/7.3.2.2$Windows_X86_64 LibreOffice_project/49f2b1bff42cfccbd8f788c8dc32c1c309559be0</meta:generator>
    <meta:document-statistic meta:table-count="0" meta:image-count="0" meta:object-count="5" meta:page-count="1" meta:paragraph-count="26" meta:word-count="220" meta:character-count="1315" meta:non-whitespace-character-count="1118"/>
  </office:meta>
</office:document-meta>
</file>

<file path=Object 1/content.xml><?xml version="1.0" encoding="utf-8"?>
<math xmlns="http://www.w3.org/1998/Math/MathML" display="block">
  <semantics>
    <mrow>
      <mrow>
        <mn>1,6</mn>
        <mo stretchy="false">×</mo>
        <msup>
          <mn>10</mn>
          <mn>9</mn>
        </msup>
      </mrow>
      <mrow>
        <mi>W</mi>
        <mo stretchy="false">⋅</mo>
        <msup>
          <mi mathvariant="italic">km</mi>
          <mrow>
            <mo stretchy="false">−</mo>
            <mn>2</mn>
          </mrow>
        </msup>
      </mrow>
    </mrow>
    <annotation encoding="StarMath 5.0">1,6 times 10 ^ 9 W cdot  km ^ -2</annotation>
  </semantics>
</math>
</file>

<file path=Object 2/content.xml><?xml version="1.0" encoding="utf-8"?>
<math xmlns="http://www.w3.org/1998/Math/MathML" display="block">
  <semantics>
    <mrow>
      <mrow>
        <mn>1,0</mn>
        <mo stretchy="false">×</mo>
        <msup>
          <mn>10</mn>
          <mn>9</mn>
        </msup>
      </mrow>
      <mrow>
        <mi>W</mi>
        <mo stretchy="false">⋅</mo>
        <msup>
          <mi mathvariant="italic">km</mi>
          <mrow>
            <mo stretchy="false">−</mo>
            <mn>2</mn>
          </mrow>
        </msup>
      </mrow>
    </mrow>
    <annotation encoding="StarMath 5.0">1,0 times 10 ^ 9 W cdot km ^ -2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n>4</mn>
      </mrow>
      <mi>π</mi>
      <mrow>
        <msup>
          <mi>R</mi>
          <mn>2</mn>
        </msup>
        <mo stretchy="false">=</mo>
        <mrow>
          <mn>2,82</mn>
          <mo stretchy="false">×</mo>
          <msup>
            <mn>10</mn>
            <mn>17</mn>
          </msup>
        </mrow>
      </mrow>
      <msup>
        <mi mathvariant="italic">km</mi>
        <mn>2</mn>
      </msup>
    </mrow>
    <annotation encoding="StarMath 5.0">A = 4 %pi R ^ 2 = 2,82 times 10 ^ 17 km ^ 2</annotation>
  </semantics>
</math>
</file>

<file path=Object 4/content.xml><?xml version="1.0" encoding="utf-8"?>
<math xmlns="http://www.w3.org/1998/Math/MathML" display="block">
  <semantics>
    <mrow>
      <mrow>
        <mi>B</mi>
        <mo stretchy="false">=</mo>
        <mi>π</mi>
      </mrow>
      <mrow>
        <msup>
          <mi>R</mi>
          <mn>2</mn>
        </msup>
        <mo stretchy="false">=</mo>
        <mrow>
          <mn>1,28</mn>
          <mo stretchy="false">×</mo>
          <msup>
            <mn>10</mn>
            <mn>8</mn>
          </msup>
        </mrow>
      </mrow>
      <msup>
        <mi mathvariant="italic">km</mi>
        <mn>2</mn>
      </msup>
    </mrow>
    <annotation encoding="StarMath 5.0"> B = %pi R ^ 2 = 1,28 times 10 ^ 8 km ^ 2</annotation>
  </semantics>
</math>
</file>

<file path=Object 5/content.xml><?xml version="1.0" encoding="utf-8"?>
<math xmlns="http://www.w3.org/1998/Math/MathML" display="block">
  <semantics>
    <mrow>
      <mrow>
        <msub>
          <mi>P</mi>
          <mi mathvariant="italic">reçue</mi>
        </msub>
        <mo stretchy="false">=</mo>
        <mrow>
          <mfrac>
            <mi>A</mi>
            <mi>B</mi>
          </mfrac>
          <mo stretchy="false">×</mo>
          <mn>3,8</mn>
          <mo stretchy="false">×</mo>
          <msup>
            <mn>10</mn>
            <mn>26</mn>
          </msup>
        </mrow>
      </mrow>
      <mrow>
        <mi>W</mi>
        <mo stretchy="false">=</mo>
        <mrow>
          <mn>1,7</mn>
          <mo stretchy="false">×</mo>
          <msup>
            <mn>10</mn>
            <mn>17</mn>
          </msup>
        </mrow>
      </mrow>
      <mi>W</mi>
    </mrow>
    <annotation encoding="StarMath 5.0">P_{reçue} = A over B times 3,8 times 10 ^ 26 W = 1,7 times 10^17 W</annotation>
  </semantics>
</math>
</file>